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7" table:number-rows-repeated="1048520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3:38:03.040160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3T14:32:58.477301788</dc:date>
    <meta:editing-duration>P3DT15H34M45S</meta:editing-duration>
    <meta:editing-cycles>47</meta:editing-cycles>
    <meta:document-statistic meta:table-count="2" meta:cell-count="172" meta:object-count="0"/>
  </office:meta>
</office:document-meta>
</file>